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8.56pt"/>
    </style:style>
    <style:style style:name="co2" style:family="table-column">
      <style:table-column-properties fo:break-before="auto" style:column-width="132.6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5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Tareas del desarrollo e implementación</text:p>
          </table:table-cell>
          <table:table-cell table:style-name="ce1" office:value-type="string" calcext:value-type="string">
            <text:p>Esfuerzo</text:p>
          </table:table-cell>
          <table:table-cell table:style-name="ce1" office:value-type="string" calcext:value-type="string">
            <text:p>Duración en hor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ón de usuarios</text:p>
          </table:table-cell>
          <table:table-cell table:style-name="ce4" table:formula="of:=SUM([.B3:.B13])" office:value-type="float" office:value="20" calcext:value-type="float">
            <text:p>20</text:p>
          </table:table-cell>
          <table:table-cell table:style-name="ce6" table:formula="of:=SUM([.C3:.C13])" office:value-type="time" office:time-value="PT20H00M00S" calcext:value-type="time">
            <text:p>20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gistrarse en el sistema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3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iciar sesión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4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rrar sesión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5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ificar datos de mi cuenta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6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ificar datos de una cuenta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7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ncelar suscripción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8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iminar otra cuenta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9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ificar rol de otra cuenta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10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rar créditos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11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scribirse a premium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(1/24)*[.B12]" office:value-type="time" office:time-value="PT02H00M00S" calcext:value-type="time">
            <text:p>2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ular suscripción premium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13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ón de reservas</text:p>
          </table:table-cell>
          <table:table-cell table:style-name="ce4" table:formula="of:=SUM([.B15:.B21])" office:value-type="float" office:value="26" calcext:value-type="float">
            <text:p>26</text:p>
          </table:table-cell>
          <table:table-cell table:style-name="ce6" table:formula="of:=SUM([.C15:.C21])" office:value-type="time" office:time-value="PT26H00M00S" calcext:value-type="time">
            <text:p>26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sualizar publicaciones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(1/24)*[.B15]" office:value-type="time" office:time-value="PT04H00M00S" calcext:value-type="time">
            <text:p>4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servar semana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(1/24)*[.B16]" office:value-type="time" office:time-value="PT05H00M00S" calcext:value-type="time">
            <text:p>5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servar semana en hotsale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(1/24)*[.B17]" office:value-type="time" office:time-value="PT04H00M00S" calcext:value-type="time">
            <text:p>4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ncelar reserva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18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fertar en una subasta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(1/24)*[.B19]" office:value-type="time" office:time-value="PT05H00M00S" calcext:value-type="time">
            <text:p>5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bilitar hotsale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20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habilitar hotsale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(1/24)*[.B21]" office:value-type="time" office:time-value="PT02H00M00S" calcext:value-type="time">
            <text:p>2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ón de inmuebles</text:p>
          </table:table-cell>
          <table:table-cell table:style-name="ce4" table:formula="of:=SUM([.B23:.B27])" office:value-type="float" office:value="10" calcext:value-type="float">
            <text:p>10</text:p>
          </table:table-cell>
          <table:table-cell table:style-name="ce6" table:formula="of:=SUM([.C23:.C27])" office:value-type="time" office:time-value="PT10H00M00S" calcext:value-type="time">
            <text:p>10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ear inmueble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23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ificar inmueble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(1/24)*[.B24]" office:value-type="time" office:time-value="PT02H00M00S" calcext:value-type="time">
            <text:p>2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bilitar inmueble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25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habilitar inmueble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26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ificar inmueble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27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unicación con usuarios</text:p>
          </table:table-cell>
          <table:table-cell table:style-name="ce4" table:formula="of:=SUM([.B29:.B35])" office:value-type="float" office:value="13" calcext:value-type="float">
            <text:p>13</text:p>
          </table:table-cell>
          <table:table-cell table:style-name="ce6" table:formula="of:=SUM([.C29:.C35])" office:value-type="time" office:time-value="PT13H00M00S" calcext:value-type="time">
            <text:p>1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sualizar preguntas frecuentes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(1/24)*[.B29]" office:value-type="time" office:time-value="PT02H00M00S" calcext:value-type="time">
            <text:p>2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ear pregunta frecuente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30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ificar pregunta frecuente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31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iminar pregunta frecuente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32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viar correo electrónico al administrador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(1/24)*[.B33]" office:value-type="time" office:time-value="PT02H00M00S" calcext:value-type="time">
            <text:p>2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ear datos de contacto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(1/24)*[.B34]" office:value-type="time" office:time-value="PT03H00M00S" calcext:value-type="time">
            <text:p>3: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ificar datos de contacto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(1/24)*[.B35]" office:value-type="time" office:time-value="PT01H00M00S" calcext:value-type="time">
            <text:p>1:00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Hoja 1'.A28:'Hoja 1'.C33" table:contains-header="false"/>
        <table:database-range table:name="Table_2" table:target-range-address="'Hoja 1'.A22:'Hoja 1'.C27" table:contains-header="false"/>
        <table:database-range table:name="Table_3" table:target-range-address="'Hoja 1'.A14:'Hoja 1'.C21" table:contains-header="false"/>
        <table:database-range table:name="Table_4" table:target-range-address="'Hoja 1'.A2:'Hoja 1'.C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 number:truncate-on-overflow="false">
      <number:hours/>
      <number:text>:</number:text>
      <number:minute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Dev/6.0.5.2$Linux_X86_64 LibreOffice_project/</meta:generator>
  </office:meta>
</office:document-meta>
</file>